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0BF8C232A3AA7CB84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3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objectwithoutfill">
      <style:graphic-properties svg:stroke-width="0.051cm" draw:marker-start="" draw:marker-start-width="0.276cm" draw:marker-end="Triangle" draw:marker-end-width="0.18cm" draw:fill="none" draw:textarea-vertical-align="middle" fo:padding-top="0.15cm" fo:padding-bottom="0.15cm" fo:padding-left="0.275cm" fo:padding-right="0.275cm" draw:shadow-offset-x="0.1cm" draw:shadow-offset-y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93cm"/>
      <style:paragraph-properties style:writing-mode="lr-tb"/>
    </style:style>
    <style:style style:name="gr20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1" style:family="graphic" style:parent-style-name="standard">
      <style:graphic-properties draw:fill-color="#ff8000" draw:textarea-horizontal-align="justify" draw:textarea-vertical-align="middle" draw:auto-grow-height="false" fo:min-height="0.485cm" fo:min-width="0.232cm"/>
      <style:paragraph-properties style:writing-mode="lr-tb"/>
    </style:style>
    <style:style style:name="gr22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86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2.4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loext:color-lum-mod="100%" loext:color-lum-off="0%" style:font-name="Liberation Sans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6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7" style:family="paragraph">
      <style:paragraph-properties fo:text-align="center" style:writing-mode="lr-tb"/>
      <style:text-properties fo:font-size="8pt" style:font-size-asian="18pt" style:font-size-complex="18pt"/>
    </style:style>
    <style:style style:name="P18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style:font-name="Liberation Sans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" fo:font-size="6pt" style:font-size-asian="6pt" style:font-size-complex="6pt"/>
    </style:style>
    <style:style style:name="T4" style:family="text">
      <style:text-properties fo:color="#000000" loext:opacity="100%" style:font-name="Liberation Sans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7cm" svg:height="0.688cm" svg:x="8.803cm" svg:y="5.02cm">
          <draw:image xlink:href="Pictures/10000000000004B1000000BF8C232A3AA7CB8470.jpg" xlink:type="simple" xlink:show="embed" xlink:actuate="onLoad" draw:mime-type="image/jpeg">
            <text:p/>
          </draw:image>
        </draw:frame>
        <draw:frame draw:style-name="gr1" draw:text-style-name="P1" draw:layer="layout" svg:width="4.327cm" svg:height="0.688cm" svg:x="8.802cm" svg:y="8.62cm">
          <draw:image xlink:href="Pictures/10000000000004B1000000BF8C232A3AA7CB8470.jpg" xlink:type="simple" xlink:show="embed" xlink:actuate="onLoad" draw:mime-type="image/jpeg">
            <text:p/>
          </draw:image>
        </draw:frame>
        <draw:custom-shape draw:style-name="gr2" draw:text-style-name="P2" draw:layer="layout" svg:width="2.858cm" svg:height="0.84cm" svg:x="9.489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72cm" svg:y1="9.82cm" svg:x2="12.664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8.635cm" svg:y="7.02cm">
          <draw:glue-point draw:id="4" svg:x="2.097cm" svg:y="-2.646cm"/>
          <draw:glue-point draw:id="5" svg:x="1.981cm" svg:y="-2.164cm"/>
          <text:p text:style-name="P4"><text:span text:style-name="T3">Video Swin Transformer <text:s/>(VST)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077cm" svg:y1="8.537cm" svg:x2="12.065cm" svg:y2="7.685cm">
          <text:p/>
        </draw:line>
        <draw:line draw:style-name="gr5" draw:text-style-name="P1" draw:layer="layout" svg:x1="11.376cm" svg:y1="8.55cm" svg:x2="11.364cm" svg:y2="7.698cm">
          <text:p/>
        </draw:line>
        <draw:line draw:style-name="gr5" draw:text-style-name="P1" draw:layer="layout" svg:x1="10.576cm" svg:y1="8.55cm" svg:x2="10.564cm" svg:y2="7.698cm">
          <text:p/>
        </draw:line>
        <draw:custom-shape draw:style-name="gr6" draw:text-style-name="P6" draw:layer="layout" svg:width="5.063cm" svg:height="0.235cm" svg:x="8.602cm" svg:y="6.641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485cm">
          <draw:text-box>
            <text:p><text:span text:style-name="T5">Reducer</text:span></text:p>
          </draw:text-box>
        </draw:frame>
        <draw:line draw:style-name="gr8" draw:text-style-name="P1" draw:layer="layout" svg:x1="12.497cm" svg:y1="6.258cm" svg:x2="14.072cm" svg:y2="5.662cm">
          <text:p/>
        </draw:line>
        <draw:line draw:style-name="gr8" draw:text-style-name="P1" draw:layer="layout" svg:x1="12.481cm" svg:y1="6.548cm" svg:x2="14.106cm" svg:y2="7.302cm">
          <text:p/>
        </draw:line>
        <draw:custom-shape draw:style-name="gr9" draw:text-style-name="P9" xml:id="id2" draw:id="id2" draw:layer="layout" svg:width="2.54cm" svg:height="0.317cm" svg:x="14.8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4.8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4.8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4.887cm" svg:y="6.715cm">
          <draw:glue-point draw:id="4" svg:x="-5.003cm" svg:y="2.511cm"/>
          <draw:glue-point draw:id="5" svg:x="-5.003cm" svg:y="-5cm"/>
          <draw:glue-point draw:id="6" svg:x="-5.003cm" svg:y="-5cm"/>
          <draw:glue-point draw:id="7" svg:x="-4.972cm" svg:y="-1.516cm"/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xml:id="id1" draw:id="id1" draw:layer="layout" svg:width="0.663cm" svg:height="0.607cm" svg:x="15.84cm" svg:y="9.255cm">
          <draw:text-box>
            <text:p><text:span text:style-name="T9">x</text:span></text:p>
          </draw:text-box>
        </draw:frame>
        <draw:frame draw:style-name="gr14" draw:text-style-name="P15" xml:id="id3" draw:id="id3" draw:layer="layout" svg:width="1.514cm" svg:height="0.727cm" svg:x="13.617cm" svg:y="9.237cm">
          <draw:text-box>
            <text:p text:style-name="P14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6.171cm" svg:y1="9.255cm" svg:x2="16.157cm" svg:y2="8.737cm" draw:start-shape="id1" draw:start-glue-point="0" draw:end-shape="id2" draw:end-glue-point="2" svg:d="M16171 9255l-14-518" svg:viewBox="0 0 15 519">
          <text:p/>
        </draw:connector>
        <draw:connector draw:style-name="gr16" draw:text-style-name="P1" draw:layer="layout" svg:x1="14.374cm" svg:y1="9.237cm" svg:x2="14.887cm" svg:y2="7.031cm" draw:start-shape="id3" draw:start-glue-point="0" draw:end-shape="id4" draw:end-glue-point="4" svg:d="M14374 9237v-2206h513" svg:viewBox="0 0 514 2207">
          <text:p/>
        </draw:connector>
        <draw:custom-shape draw:style-name="gr9" draw:text-style-name="P9" draw:layer="layout" svg:width="2.54cm" svg:height="0.317cm" svg:x="14.8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4.8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5" xml:id="id5" draw:id="id5" draw:layer="layout" svg:width="1.514cm" svg:height="0.682cm" svg:x="13.615cm" svg:y="4.657cm">
          <draw:text-box>
            <text:p text:style-name="P14"><text:span text:style-name="T6">RNN State</text:span><text:span text:style-name="T6"><text:line-break/></text:span><text:span text:style-name="T6">(next)</text:span></text:p>
          </draw:text-box>
        </draw:frame>
        <draw:connector draw:style-name="gr18" draw:text-style-name="P1" draw:layer="layout" svg:x1="14.895cm" svg:y1="6.863cm" svg:x2="14.372cm" svg:y2="5.339cm" draw:start-shape="id4" draw:start-glue-point="7" draw:end-shape="id5" draw:end-glue-point="2" svg:d="M14895 6863h-523v-1524" svg:viewBox="0 0 524 1525">
          <text:p/>
        </draw:connector>
        <draw:custom-shape draw:style-name="gr11" draw:text-style-name="P8" draw:layer="layout" svg:width="2.54cm" svg:height="0.317cm" svg:x="14.8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4.8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3.793cm" svg:height="0.607cm" svg:x="9.337cm" svg:y="8.631cm">
          <draw:text-box>
            <text:p><text:span text:style-name="T9">f[t-3] f[t-2] f[t-1] <text:s/>f[t]</text:span></text:p>
          </draw:text-box>
        </draw:frame>
        <draw:custom-shape draw:style-name="gr20" draw:text-style-name="P16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6.157cm" svg:y1="5.52cm" svg:x2="16.159cm" svg:y2="5.096cm" draw:start-shape="id6" draw:start-glue-point="0" svg:d="M16157 5520l2-424" svg:viewBox="0 0 3 425">
          <text:p/>
        </draw:connector>
        <draw:custom-shape draw:style-name="gr21" draw:text-style-name="P18" draw:layer="layout" svg:width="0.732cm" svg:height="0.735cm" svg:x="11.695cm" svg:y="4.992cm">
          <text:p text:style-name="P17"><text:span text:style-name="T10">0/1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11.975cm" svg:y1="6.18cm" svg:x2="11.968cm" svg:y2="5.716cm" svg:d="M11975 6180l-7-464" svg:viewBox="0 0 8 465">
          <text:p/>
        </draw:connector>
        <draw:line draw:style-name="gr5" draw:text-style-name="P1" draw:layer="layout" svg:x1="9.875cm" svg:y1="8.563cm" svg:x2="9.863cm" svg:y2="7.711cm">
          <text:p/>
        </draw:line>
        <draw:frame draw:style-name="gr23" draw:text-style-name="P19" draw:layer="layout" svg:width="0.786cm" svg:height="0.489cm" svg:x="11.644cm" svg:y="4.538cm">
          <draw:text-box>
            <text:p><text:span text:style-name="T11">s[t]</text:span></text:p>
          </draw:text-box>
        </draw:frame>
        <draw:custom-shape draw:style-name="gr24" draw:text-style-name="P1" draw:layer="layout" svg:width="0.318cm" svg:height="2.858cm" draw:transform="rotate (-1.5707963267949) translate (12.347cm 10.0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0" draw:layer="layout" svg:width="0.786cm" svg:height="0.489cm" svg:x="10.602cm" svg:y="10.307cm">
          <draw:text-box>
            <text:p text:style-name="P2"><text:span text:style-name="T11">NF</text:span></text:p>
          </draw:text-box>
        </draw:frame>
        <draw:frame draw:style-name="gr23" draw:text-style-name="P19" draw:layer="layout" svg:width="0.786cm" svg:height="0.489cm" svg:x="15.744cm" svg:y="4.639cm">
          <draw:text-box>
            <text:p><text:span text:style-name="T11">s[t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marker draw:name="Concave_20_short" draw:display-name="Concave short" svg:viewBox="0 826 1131 754" svg:d="M566 826l-566 754 114-85 136-68 148-46 161-17 161 13 153 46 140 68 118 89z"/>
    <draw:marker draw:name="Line_20_short" draw:display-name="Line short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2-06T12:14:33.677569417</dc:date>
    <meta:editing-duration>PT12H47M36S</meta:editing-duration>
    <meta:editing-cycles>76</meta:editing-cycles>
    <meta:generator>LibreOffice/7.4.4.2$Linux_X86_64 LibreOffice_project/40$Build-2</meta:generator>
    <dc:creator>Massimo Bertozzi</dc:creator>
    <meta:document-statistic meta:object-count="36"/>
  </office:meta>
</office:document-meta>
</file>